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Ubuntu Mono" svg:font-family="'Ubuntu Mono'" style:font-adornments="Bold"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2c5745" officeooo:paragraph-rsid="002c5745"/>
    </style:style>
    <style:style style:name="P2" style:family="paragraph" style:parent-style-name="Standard">
      <style:text-properties officeooo:rsid="0035b7c1" officeooo:paragraph-rsid="0035b7c1"/>
    </style:style>
    <style:style style:name="P3" style:family="paragraph" style:parent-style-name="Standard">
      <style:text-properties officeooo:rsid="003689da" officeooo:paragraph-rsid="003689da"/>
    </style:style>
    <style:style style:name="P4" style:family="paragraph" style:parent-style-name="Standard">
      <style:text-properties officeooo:rsid="003689da" officeooo:paragraph-rsid="00c623af"/>
    </style:style>
    <style:style style:name="P5" style:family="paragraph" style:parent-style-name="Standard">
      <style:text-properties fo:font-weight="bold" officeooo:rsid="003942dc" officeooo:paragraph-rsid="003942dc" style:font-weight-asian="bold"/>
    </style:style>
    <style:style style:name="P6" style:family="paragraph" style:parent-style-name="Standard">
      <style:text-properties officeooo:rsid="0048473f" officeooo:paragraph-rsid="005ae77f"/>
    </style:style>
    <style:style style:name="P7" style:family="paragraph" style:parent-style-name="Standard">
      <style:text-properties officeooo:paragraph-rsid="001fbb3a"/>
    </style:style>
    <style:style style:name="P8" style:family="paragraph" style:parent-style-name="Standard">
      <style:text-properties officeooo:paragraph-rsid="00a7ce95"/>
    </style:style>
    <style:style style:name="P9" style:family="paragraph" style:parent-style-name="Standard">
      <style:paragraph-properties fo:text-align="center" style:justify-single-word="false"/>
      <style:text-properties officeooo:rsid="00ab642d" officeooo:paragraph-rsid="00ab642d" fo:background-color="#fff200"/>
    </style:style>
    <style:style style:name="P10" style:family="paragraph" style:parent-style-name="Standard">
      <style:text-properties style:use-window-font-color="true" style:font-name="Calibri" fo:font-size="11pt" fo:language="en" fo:country="US" fo:font-weight="normal" officeooo:rsid="00a0f103" officeooo:paragraph-rsid="00afa577"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1" style:family="paragraph" style:parent-style-name="Standard">
      <style:text-properties style:use-window-font-color="true" style:font-name="Calibri" fo:font-size="11pt" fo:language="en" fo:country="US" officeooo:rsid="00a96969" officeooo:paragraph-rsid="00a8783f" style:font-name-asian="Calibri1" style:font-size-asian="11pt" style:language-asian="en" style:country-asian="US" style:font-name-complex="DejaVu Sans" style:font-size-complex="11pt" style:language-complex="ar" style:country-complex="SA"/>
    </style:style>
    <style:style style:name="P12" style:family="paragraph" style:parent-style-name="Standard">
      <style:text-properties style:use-window-font-color="true" style:font-name="Calibri" fo:font-size="11pt" fo:language="en" fo:country="US" officeooo:rsid="00a96969" officeooo:paragraph-rsid="00a8d478" style:font-name-asian="Calibri1" style:font-size-asian="11pt" style:language-asian="en" style:country-asian="US" style:font-name-complex="DejaVu Sans" style:font-size-complex="11pt" style:language-complex="ar" style:country-complex="SA"/>
    </style:style>
    <style:style style:name="P13" style:family="paragraph" style:parent-style-name="Standard">
      <style:text-properties style:use-window-font-color="true" style:font-name="Calibri" fo:font-size="11pt" fo:language="en" fo:country="US" officeooo:rsid="00a96969" officeooo:paragraph-rsid="0090a7c1" style:font-name-asian="Calibri1" style:font-size-asian="11pt" style:language-asian="en" style:country-asian="US" style:font-name-complex="DejaVu Sans" style:font-size-complex="11pt" style:language-complex="ar" style:country-complex="SA"/>
    </style:style>
    <style:style style:name="P14" style:family="paragraph" style:parent-style-name="Standard">
      <style:text-properties style:use-window-font-color="true" style:font-name="Calibri" fo:font-size="11pt" fo:language="en" fo:country="US" officeooo:rsid="00a96969" officeooo:paragraph-rsid="00c81035" style:font-name-asian="Calibri1" style:font-size-asian="11pt" style:language-asian="en" style:country-asian="US" style:font-name-complex="DejaVu Sans" style:font-size-complex="11pt" style:language-complex="ar" style:country-complex="SA"/>
    </style:style>
    <style:style style:name="P15" style:family="paragraph" style:parent-style-name="Standard">
      <style:text-properties style:use-window-font-color="true" style:font-name="Calibri" fo:font-size="11pt" fo:language="en" fo:country="US" officeooo:rsid="00c81035" officeooo:paragraph-rsid="00c81035" style:font-name-asian="Calibri1" style:font-size-asian="11pt" style:language-asian="en" style:country-asian="US" style:font-name-complex="DejaVu Sans" style:font-size-complex="11pt" style:language-complex="ar" style:country-complex="SA"/>
    </style:style>
    <style:style style:name="P16" style:family="paragraph" style:parent-style-name="Standard">
      <style:text-properties officeooo:rsid="00b8bc81" officeooo:paragraph-rsid="00b8bc81"/>
    </style:style>
    <style:style style:name="P17" style:family="paragraph" style:parent-style-name="Standard">
      <style:paragraph-properties fo:text-align="center" style:justify-single-word="false"/>
      <style:text-properties officeooo:paragraph-rsid="003942dc"/>
    </style:style>
    <style:style style:name="P18" style:family="paragraph" style:parent-style-name="Standard">
      <style:text-properties officeooo:paragraph-rsid="008e9d18"/>
    </style:style>
    <style:style style:name="P19" style:family="paragraph" style:parent-style-name="Standard">
      <style:paragraph-properties fo:text-align="end" style:justify-single-word="false"/>
      <style:text-properties officeooo:paragraph-rsid="003942dc"/>
    </style:style>
    <style:style style:name="P20" style:family="paragraph" style:parent-style-name="Standard">
      <style:text-properties officeooo:rsid="00ab642d" officeooo:paragraph-rsid="00c32c5b"/>
    </style:style>
    <style:style style:name="P21" style:family="paragraph" style:parent-style-name="Standard">
      <style:text-properties officeooo:rsid="00ab642d" officeooo:paragraph-rsid="00c58579"/>
    </style:style>
    <style:style style:name="P22" style:family="paragraph" style:parent-style-name="Standard">
      <style:text-properties officeooo:rsid="00c623af" officeooo:paragraph-rsid="00c623af"/>
    </style:style>
    <style:style style:name="P23" style:family="paragraph" style:parent-style-name="Standard">
      <style:text-properties officeooo:rsid="00cb74a5" officeooo:paragraph-rsid="00cb74a5"/>
    </style:style>
    <style:style style:name="P24" style:family="paragraph" style:parent-style-name="Standard">
      <style:text-properties officeooo:rsid="00cd4687" officeooo:paragraph-rsid="00d68480"/>
    </style:style>
    <style:style style:name="P25" style:family="paragraph" style:parent-style-name="Standard">
      <style:text-properties officeooo:rsid="00cf611d" officeooo:paragraph-rsid="00cf611d"/>
    </style:style>
    <style:style style:name="P26" style:family="paragraph" style:parent-style-name="Standard">
      <style:text-properties officeooo:paragraph-rsid="00dd91a7"/>
    </style:style>
    <style:style style:name="P27" style:family="paragraph" style:parent-style-name="Preformatted_20_Text">
      <style:text-properties officeooo:rsid="003689da" officeooo:paragraph-rsid="003689da"/>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text-properties officeooo:paragraph-rsid="0073ab6d"/>
    </style:style>
    <style:style style:name="P32" style:family="paragraph" style:parent-style-name="Standard">
      <style:paragraph-properties fo:margin-top="0in" fo:margin-bottom="0in" loext:contextual-spacing="false" fo:line-height="100%"/>
      <style:text-properties officeooo:paragraph-rsid="00755384"/>
    </style:style>
    <style:style style:name="P33" style:family="paragraph" style:parent-style-name="Standard">
      <style:paragraph-properties fo:margin-top="0in" fo:margin-bottom="0in" loext:contextual-spacing="false" fo:line-height="100%"/>
      <style:text-properties officeooo:rsid="00191a75" officeooo:paragraph-rsid="00191a75"/>
    </style:style>
    <style:style style:name="P34" style:family="paragraph" style:parent-style-name="Standard">
      <style:paragraph-properties fo:margin-top="0in" fo:margin-bottom="0in" loext:contextual-spacing="false" fo:line-height="100%"/>
      <style:text-properties officeooo:rsid="00191a75" officeooo:paragraph-rsid="008d3b04"/>
    </style:style>
    <style:style style:name="P35" style:family="paragraph" style:parent-style-name="Standard">
      <style:paragraph-properties fo:margin-top="0in" fo:margin-bottom="0in" loext:contextual-spacing="false" fo:line-height="100%"/>
      <style:text-properties officeooo:rsid="0062e98a" officeooo:paragraph-rsid="0062e98a"/>
    </style:style>
    <style:style style:name="P36"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37" style:family="paragraph" style:parent-style-name="Standard">
      <style:paragraph-properties fo:margin-top="0in" fo:margin-bottom="0in" loext:contextual-spacing="false" fo:line-height="100%"/>
      <style:text-properties officeooo:rsid="0068480f" officeooo:paragraph-rsid="0068480f"/>
    </style:style>
    <style:style style:name="P38" style:family="paragraph" style:parent-style-name="Standard">
      <style:paragraph-properties fo:margin-top="0in" fo:margin-bottom="0in" loext:contextual-spacing="false" fo:line-height="100%"/>
      <style:text-properties officeooo:rsid="00755384" officeooo:paragraph-rsid="00755384"/>
    </style:style>
    <style:style style:name="P39" style:family="paragraph" style:parent-style-name="Standard">
      <style:paragraph-properties fo:margin-top="0in" fo:margin-bottom="0in" loext:contextual-spacing="false" fo:line-height="100%"/>
      <style:text-properties officeooo:rsid="00756bda" officeooo:paragraph-rsid="00756bda"/>
    </style:style>
    <style:style style:name="P40" style:family="paragraph" style:parent-style-name="Standard">
      <style:paragraph-properties fo:margin-top="0in" fo:margin-bottom="0in" loext:contextual-spacing="false" fo:line-height="100%"/>
      <style:text-properties officeooo:rsid="008e9d18" officeooo:paragraph-rsid="008e9d18"/>
    </style:style>
    <style:style style:name="P41"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77020f" officeooo:paragraph-rsid="00191a75" fo:background-color="transparent"/>
    </style:style>
    <style:style style:name="P42" style:family="paragraph" style:parent-style-name="Standard">
      <style:paragraph-properties fo:margin-top="0in" fo:margin-bottom="0in" loext:contextual-spacing="false" fo:line-height="100%"/>
      <style:text-properties officeooo:rsid="0084edcc" officeooo:paragraph-rsid="00b9c6e9"/>
    </style:style>
    <style:style style:name="P43" style:family="paragraph" style:parent-style-name="Standard">
      <style:paragraph-properties fo:margin-left="0.5in" fo:margin-right="0in" fo:text-indent="0in" style:auto-text-indent="false"/>
      <style:text-properties style:use-window-font-color="true" style:font-name="Calibri" fo:font-size="11pt" fo:language="en" fo:country="US" officeooo:rsid="00a96969" officeooo:paragraph-rsid="008faa1d" style:font-name-asian="Calibri1" style:font-size-asian="11pt" style:language-asian="en" style:country-asian="US" style:font-name-complex="DejaVu Sans" style:font-size-complex="11pt" style:language-complex="ar" style:country-complex="SA"/>
    </style:style>
    <style:style style:name="P44" style:family="paragraph" style:parent-style-name="Standard">
      <loext:graphic-properties draw:fill-gradient-name="gradient" draw:fill-hatch-name="hatch"/>
      <style:paragraph-properties fo:margin-left="0.2917in" fo:margin-right="0in" fo:margin-top="0in" fo:margin-bottom="0.0307in" loext:contextual-spacing="false" fo:line-height="100%" fo:text-indent="0in" style:auto-text-indent="false"/>
      <style:text-properties style:use-window-font-color="true" style:font-name="Ubuntu Mono" fo:font-size="10pt" fo:language="en" fo:country="US" officeooo:rsid="00cd4687" officeooo:paragraph-rsid="00cf611d" style:font-name-asian="Calibri1" style:font-size-asian="10pt" style:language-asian="en" style:country-asian="US" style:font-name-complex="DejaVu Sans" style:font-size-complex="10pt" style:language-complex="ar" style:country-complex="SA"/>
    </style:style>
    <style:style style:name="P45" style:family="paragraph" style:parent-style-name="Standard">
      <loext:graphic-properties draw:fill-gradient-name="gradient" draw:fill-hatch-name="hatch"/>
      <style:paragraph-properties fo:margin-left="0.2917in" fo:margin-right="0in" fo:margin-top="0in" fo:margin-bottom="0.0307in" loext:contextual-spacing="false" fo:line-height="100%" fo:text-indent="0in" style:auto-text-indent="false">
        <style:tab-stops/>
      </style:paragraph-properties>
      <style:text-properties style:font-name="Ubuntu Mono" fo:font-size="10pt" officeooo:rsid="00cd4687" officeooo:paragraph-rsid="00cd4687" style:font-size-asian="10pt" style:font-size-complex="10pt"/>
    </style:style>
    <style:style style:name="P46" style:family="paragraph" style:parent-style-name="Standard">
      <loext:graphic-properties draw:fill-gradient-name="gradient" draw:fill-hatch-name="hatch"/>
      <style:paragraph-properties fo:margin-left="0.2917in" fo:margin-right="0in" fo:text-indent="0in" style:auto-text-indent="false"/>
      <style:text-properties style:use-window-font-color="true" style:font-name="Ubuntu Mono" fo:font-size="10pt" fo:language="en" fo:country="US" officeooo:rsid="00cd4687" officeooo:paragraph-rsid="00cf611d" style:font-name-asian="Calibri1" style:font-size-asian="10pt" style:language-asian="en" style:country-asian="US" style:font-name-complex="DejaVu Sans" style:font-size-complex="10pt" style:language-complex="ar" style:country-complex="SA"/>
    </style:style>
    <style:style style:name="P47" style:family="paragraph" style:parent-style-name="Standard">
      <loext:graphic-properties draw:fill-gradient-name="gradient" draw:fill-hatch-name="hatch"/>
      <style:paragraph-properties fo:margin-left="0.2917in" fo:margin-right="0in" fo:margin-top="0in" fo:margin-bottom="0.139in" loext:contextual-spacing="false" fo:line-height="100%" fo:text-indent="0in" style:auto-text-indent="false">
        <style:tab-stops/>
      </style:paragraph-properties>
      <style:text-properties style:font-name="Ubuntu Mono" fo:font-size="10pt" officeooo:rsid="00cd4687" officeooo:paragraph-rsid="00cd4687" style:font-size-asian="10pt" style:font-size-complex="10pt"/>
    </style:style>
    <style:style style:name="P48" style:family="paragraph" style:parent-style-name="Heading_20_1">
      <style:text-properties officeooo:rsid="002f7f2c" officeooo:paragraph-rsid="002f7f2c"/>
    </style:style>
    <style:style style:name="P49" style:family="paragraph" style:parent-style-name="Heading_20_1">
      <style:text-properties fo:color="#365f91" style:font-name="Cambria" fo:font-size="14pt" fo:language="en" fo:country="US" fo:font-weight="bold" officeooo:rsid="0098a0b1" officeooo:paragraph-rsid="0098a0b1"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0" style:family="paragraph" style:parent-style-name="Preformatted_20_Text">
      <style:paragraph-properties fo:margin-top="0in" fo:margin-bottom="0.1965in" loext:contextual-spacing="false"/>
    </style:style>
    <style:style style:name="P51" style:family="paragraph" style:parent-style-name="Text_20_body">
      <style:paragraph-properties fo:text-align="center" style:justify-single-word="false"/>
    </style:style>
    <style:style style:name="P52" style:family="paragraph" style:parent-style-name="Standard">
      <style:paragraph-properties fo:margin-top="0.1083in" fo:margin-bottom="0.1083in" loext:contextual-spacing="false"/>
      <style:text-properties officeooo:rsid="00a0f103" officeooo:paragraph-rsid="00a0f103"/>
    </style:style>
    <style:style style:name="P53" style:family="paragraph" style:parent-style-name="Footnote">
      <style:text-properties officeooo:rsid="00a6e7a2" officeooo:paragraph-rsid="00a6e7a2"/>
    </style:style>
    <style:style style:name="P54" style:family="paragraph" style:parent-style-name="Footnote">
      <style:text-properties officeooo:rsid="00ae8bee" officeooo:paragraph-rsid="00ae8bee"/>
    </style:style>
    <style:style style:name="P55" style:family="paragraph" style:parent-style-name="Footnote">
      <style:text-properties officeooo:rsid="00dd8b89" officeooo:paragraph-rsid="00dd8b89"/>
    </style:style>
    <style:style style:name="P56" style:family="paragraph" style:parent-style-name="Standard" style:list-style-name="L1">
      <style:text-properties style:use-window-font-color="true" style:font-name="Calibri" fo:font-size="11pt" fo:language="en" fo:country="US" officeooo:rsid="00a96969" officeooo:paragraph-rsid="00a8783f" style:font-name-asian="Calibri1" style:font-size-asian="11pt" style:language-asian="en" style:country-asian="US" style:font-name-complex="DejaVu Sans" style:font-size-complex="11pt" style:language-complex="ar" style:country-complex="SA"/>
    </style:style>
    <style:style style:name="P57" style:family="paragraph" style:parent-style-name="Standard" style:list-style-name="L1">
      <style:text-properties style:use-window-font-color="true" style:font-name="Calibri" fo:font-size="11pt" fo:language="en" fo:country="US" officeooo:rsid="00a96969" officeooo:paragraph-rsid="00e76ea8" style:font-name-asian="Calibri1" style:font-size-asian="11pt" style:language-asian="en" style:country-asian="US" style:font-name-complex="DejaVu Sans" style:font-size-complex="11pt" style:language-complex="ar" style:country-complex="SA"/>
    </style:style>
    <style:style style:name="P58" style:family="paragraph" style:parent-style-name="Standard">
      <style:text-properties officeooo:paragraph-rsid="00e78621"/>
    </style:style>
    <style:style style:name="P59" style:family="paragraph" style:parent-style-name="Standard">
      <style:text-properties officeooo:paragraph-rsid="00dd91a7"/>
    </style:style>
    <style:style style:name="P60" style:family="paragraph" style:parent-style-name="Standard">
      <style:text-properties officeooo:rsid="00f08cda" officeooo:paragraph-rsid="00f08cda"/>
    </style:style>
    <style:style style:name="P61" style:family="paragraph" style:parent-style-name="Standard">
      <style:text-properties officeooo:paragraph-rsid="0062e98a"/>
    </style:style>
    <style:style style:name="P62" style:family="paragraph" style:parent-style-name="Standard">
      <style:paragraph-properties fo:margin-top="0in" fo:margin-bottom="0in" loext:contextual-spacing="false" fo:line-height="100%"/>
      <style:text-properties officeooo:rsid="00d76dcf" officeooo:paragraph-rsid="00f66471"/>
    </style:style>
    <style:style style:name="T1" style:family="text">
      <style:text-properties fo:font-weight="bold" style:font-weight-asian="bold"/>
    </style:style>
    <style:style style:name="T2" style:family="text">
      <style:text-properties fo:font-weight="bold" officeooo:rsid="007f3401" style:font-weight-asian="bold"/>
    </style:style>
    <style:style style:name="T3" style:family="text">
      <style:text-properties fo:font-weight="bold" officeooo:rsid="008cae43" style:font-weight-asian="bold"/>
    </style:style>
    <style:style style:name="T4" style:family="text">
      <style:text-properties fo:font-weight="bold" style:font-weight-asian="bold" style:font-weight-complex="bold"/>
    </style:style>
    <style:style style:name="T5" style:family="text">
      <style:text-properties fo:font-weight="bold" officeooo:rsid="00d0cb18" style:font-weight-asian="bold" style:font-weight-complex="bold"/>
    </style:style>
    <style:style style:name="T6" style:family="text">
      <style:text-properties fo:font-weight="bold" officeooo:rsid="00d68480" style:font-weight-asian="bold" style:font-weight-complex="bold"/>
    </style:style>
    <style:style style:name="T7" style:family="text">
      <style:text-properties fo:font-weight="bold" officeooo:rsid="00e1995d" style:font-weight-asian="bold" style:font-weight-complex="bold"/>
    </style:style>
    <style:style style:name="T8" style:family="text">
      <style:text-properties fo:font-weight="bold" officeooo:rsid="00e9892f" style:font-weight-asian="bold" style:font-weight-complex="bold"/>
    </style:style>
    <style:style style:name="T9" style:family="text">
      <style:text-properties fo:font-weight="bold" officeooo:rsid="00eb10dc" style:font-weight-asian="bold" style:font-weight-complex="bold"/>
    </style:style>
    <style:style style:name="T10" style:family="text">
      <style:text-properties fo:font-weight="bold" officeooo:rsid="00f21b6a" style:font-weight-asian="bold" style:font-weight-complex="bold"/>
    </style:style>
    <style:style style:name="T11" style:family="text">
      <style:text-properties fo:font-weight="bold" officeooo:rsid="00f3a973" style:font-weight-asian="bold" style:font-weight-complex="bold"/>
    </style:style>
    <style:style style:name="T12" style:family="text">
      <style:text-properties fo:font-weight="bold" fo:background-color="#fff200" loext:char-shading-value="0" style:font-weight-asian="bold" style:font-weight-complex="bold"/>
    </style:style>
    <style:style style:name="T13" style:family="text">
      <style:text-properties fo:font-weight="bold" officeooo:rsid="00e1995d" fo:background-color="#fff200" loext:char-shading-value="0" style:font-weight-asian="bold" style:font-weight-complex="bold"/>
    </style:style>
    <style:style style:name="T14" style:family="text">
      <style:text-properties fo:font-weight="bold" officeooo:rsid="00e1995d" fo:background-color="#fff200" loext:char-shading-value="0" style:font-weight-asian="bold" style:font-weight-complex="bold"/>
    </style:style>
    <style:style style:name="T15" style:family="text">
      <style:text-properties fo:font-weight="bold" officeooo:rsid="00f3a973" fo:background-color="#fff200" loext:char-shading-value="0" style:font-weight-asian="bold" style:font-weight-complex="bold"/>
    </style:style>
    <style:style style:name="T16" style:family="text">
      <style:text-properties fo:font-weight="bold" officeooo:rsid="00f3a973" fo:background-color="#fff200" loext:char-shading-value="0"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fo:font-size="22pt" style:font-size-asian="22pt"/>
    </style:style>
    <style:style style:name="T19" style:family="text">
      <style:text-properties fo:font-size="22pt" officeooo:rsid="00191a75" style:font-size-asian="22pt"/>
    </style:style>
    <style:style style:name="T20" style:family="text">
      <style:text-properties fo:font-size="22pt" officeooo:rsid="0062e98a" style:font-size-asian="22pt"/>
    </style:style>
    <style:style style:name="T21" style:family="text">
      <style:text-properties fo:font-style="italic" style:font-style-asian="italic" style:font-style-complex="italic"/>
    </style:style>
    <style:style style:name="T22" style:family="text">
      <style:text-properties fo:font-style="italic" officeooo:rsid="009c402e" style:font-style-asian="italic" style:font-style-complex="italic"/>
    </style:style>
    <style:style style:name="T23" style:family="text">
      <style:text-properties fo:font-style="italic" officeooo:rsid="00b8bc81"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a9707c" style:font-style-asian="italic" style:font-weight-asian="bold" style:font-style-complex="italic" style:font-weight-complex="bold"/>
    </style:style>
    <style:style style:name="T26" style:family="text">
      <style:text-properties fo:font-style="italic" fo:font-weight="bold" officeooo:rsid="00c94ff9" style:font-style-asian="italic" style:font-weight-asian="bold" style:font-style-complex="italic" style:font-weight-complex="bold"/>
    </style:style>
    <style:style style:name="T27" style:family="text">
      <style:text-properties fo:font-style="italic" fo:font-weight="bold" officeooo:rsid="00f21b6a" style:font-style-asian="italic" style:font-weight-asian="bold" style:font-style-complex="italic" style:font-weight-complex="bold"/>
    </style:style>
    <style:style style:name="T28" style:family="text">
      <style:text-properties fo:font-style="italic" fo:font-weight="bold" fo:background-color="#fff200" loext:char-shading-value="0" style:font-style-asian="italic" style:font-weight-asian="bold" style:font-style-complex="italic" style:font-weight-complex="bold"/>
    </style:style>
    <style:style style:name="T29" style:family="text">
      <style:text-properties fo:font-style="italic" fo:font-weight="bold" fo:background-color="#fff200" loext:char-shading-value="0"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fo:font-weight="normal" officeooo:rsid="00a9707c" style:font-style-asian="italic" style:font-weight-asian="normal" style:font-style-complex="italic" style:font-weight-complex="normal"/>
    </style:style>
    <style:style style:name="T32" style:family="text">
      <style:text-properties officeooo:rsid="00191a75"/>
    </style:style>
    <style:style style:name="T33" style:family="text">
      <style:text-properties officeooo:rsid="001a0952"/>
    </style:style>
    <style:style style:name="T34" style:family="text">
      <style:text-properties officeooo:rsid="001a5996"/>
    </style:style>
    <style:style style:name="T35" style:family="text">
      <style:text-properties officeooo:rsid="001a6268"/>
    </style:style>
    <style:style style:name="T36" style:family="text">
      <style:text-properties officeooo:rsid="001c2e80"/>
    </style:style>
    <style:style style:name="T37" style:family="text">
      <style:text-properties officeooo:rsid="002c5745"/>
    </style:style>
    <style:style style:name="T38" style:family="text">
      <style:text-properties officeooo:rsid="002d9e0f"/>
    </style:style>
    <style:style style:name="T39" style:family="text">
      <style:text-properties officeooo:rsid="0031691b"/>
    </style:style>
    <style:style style:name="T40" style:family="text">
      <style:text-properties officeooo:rsid="003dc020"/>
    </style:style>
    <style:style style:name="T41" style:family="text">
      <style:text-properties officeooo:rsid="0044f0ae"/>
    </style:style>
    <style:style style:name="T42" style:family="text">
      <style:text-properties officeooo:rsid="004732eb"/>
    </style:style>
    <style:style style:name="T43" style:family="text">
      <style:text-properties fo:background-color="#fff200" loext:char-shading-value="0"/>
    </style:style>
    <style:style style:name="T44" style:family="text">
      <style:text-properties officeooo:rsid="009b77d3" fo:background-color="#fff200" loext:char-shading-value="0"/>
    </style:style>
    <style:style style:name="T45" style:family="text">
      <style:text-properties officeooo:rsid="00a57887" fo:background-color="#fff200" loext:char-shading-value="0"/>
    </style:style>
    <style:style style:name="T46" style:family="text">
      <style:text-properties officeooo:rsid="00ab642d" fo:background-color="#fff200" loext:char-shading-value="0"/>
    </style:style>
    <style:style style:name="T47" style:family="text">
      <style:text-properties officeooo:rsid="00ee9bf7" fo:background-color="#fff200" loext:char-shading-value="0"/>
    </style:style>
    <style:style style:name="T48" style:family="text">
      <style:text-properties fo:color="#0000ff"/>
    </style:style>
    <style:style style:name="T49" style:family="text">
      <style:text-properties fo:color="#0000ff" officeooo:rsid="00878944"/>
    </style:style>
    <style:style style:name="T50" style:family="text">
      <style:text-properties fo:color="#0000ff" officeooo:rsid="009c402e"/>
    </style:style>
    <style:style style:name="T51" style:family="text">
      <style:text-properties fo:font-size="12pt" officeooo:rsid="00191a75" style:font-size-asian="12pt" style:font-size-complex="12pt"/>
    </style:style>
    <style:style style:name="T52" style:family="text">
      <style:text-properties officeooo:rsid="001fbb3a"/>
    </style:style>
    <style:style style:name="T53" style:family="text">
      <style:text-properties fo:font-variant="normal" fo:text-transform="none" fo:color="#333333" style:font-name="Source Sans Pro" fo:font-size="12pt" fo:letter-spacing="normal" fo:font-style="normal" fo:font-weight="normal"/>
    </style:style>
    <style:style style:name="T54" style:family="text">
      <style:text-properties fo:font-variant="normal" fo:text-transform="none" fo:color="#333333" style:font-name="Source Sans Pro" fo:font-size="12pt" fo:letter-spacing="normal" fo:font-style="normal" fo:font-weight="normal" officeooo:rsid="0077020f" fo:background-color="transparent" loext:char-shading-value="0"/>
    </style:style>
    <style:style style:name="T55" style:family="text">
      <style:text-properties fo:font-variant="normal" fo:text-transform="none" fo:color="#333333" style:font-name="Source Sans Pro" fo:font-size="12pt" fo:letter-spacing="normal" fo:font-style="normal" fo:font-weight="normal" officeooo:rsid="00965a66"/>
    </style:style>
    <style:style style:name="T56" style:family="text">
      <style:text-properties fo:font-variant="normal" fo:text-transform="none" fo:color="#333333" style:font-name="Source Sans Pro" fo:font-size="12pt" fo:letter-spacing="normal" fo:font-style="normal" fo:font-weight="normal" officeooo:rsid="00a70045"/>
    </style:style>
    <style:style style:name="T57" style:family="text">
      <style:text-properties fo:font-variant="normal" fo:text-transform="none" fo:color="#333333" style:font-name="Source Sans Pro" fo:font-size="12pt" fo:letter-spacing="normal" fo:font-style="normal" style:text-underline-style="none" fo:font-weight="normal"/>
    </style:style>
    <style:style style:name="T58" style:family="text">
      <style:text-properties fo:font-variant="normal" fo:text-transform="none" style:use-window-font-color="true"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9" style:family="text">
      <style:text-properties fo:font-variant="normal" fo:text-transform="none" style:use-window-font-color="true"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0" style:family="text">
      <style:text-properties fo:font-variant="normal" fo:text-transform="none" style:use-window-font-color="true" style:font-name="Calibri" fo:font-size="11pt" fo:letter-spacing="normal" fo:language="en" fo:country="US" fo:font-style="normal" fo:font-weight="normal" officeooo:rsid="00f6647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officeooo:rsid="006e5a38"/>
    </style:style>
    <style:style style:name="T62" style:family="text">
      <style:text-properties officeooo:rsid="00755384"/>
    </style:style>
    <style:style style:name="T63" style:family="text">
      <style:text-properties officeooo:rsid="0080bfcf"/>
    </style:style>
    <style:style style:name="T64" style:family="text">
      <style:text-properties officeooo:rsid="008d3b04"/>
    </style:style>
    <style:style style:name="T65" style:family="text">
      <style:text-properties officeooo:rsid="008e9d18"/>
    </style:style>
    <style:style style:name="T66" style:family="text">
      <style:text-properties officeooo:rsid="00965a66"/>
    </style:style>
    <style:style style:name="T67" style:family="text">
      <style:text-properties officeooo:rsid="009a62b4"/>
    </style:style>
    <style:style style:name="T68" style:family="text">
      <style:text-properties officeooo:rsid="009c402e"/>
    </style:style>
    <style:style style:name="T69" style:family="text">
      <style:text-properties officeooo:rsid="00a385ad"/>
    </style:style>
    <style:style style:name="T70" style:family="text">
      <style:text-properties officeooo:rsid="00a57887"/>
    </style:style>
    <style:style style:name="T71" style:family="text">
      <style:text-properties officeooo:rsid="00a58128"/>
    </style:style>
    <style:style style:name="T72" style:family="text">
      <style:text-properties officeooo:rsid="00a96969"/>
    </style:style>
    <style:style style:name="T73" style:family="text">
      <style:text-properties officeooo:rsid="00a9707c"/>
    </style:style>
    <style:style style:name="T74" style:family="text">
      <style:text-properties officeooo:rsid="00afa577"/>
    </style:style>
    <style:style style:name="T75" style:family="text">
      <style:text-properties officeooo:rsid="00b8bc81"/>
    </style:style>
    <style:style style:name="T76" style:family="text">
      <style:text-properties officeooo:rsid="00bf77cf"/>
    </style:style>
    <style:style style:name="T77" style:family="text">
      <style:text-properties style:use-window-font-color="true" style:font-name="Calibri" fo:font-size="11pt" fo:language="en" fo:country="US" officeooo:rsid="00a96969" style:font-name-asian="Calibri1" style:font-size-asian="11pt" style:language-asian="en" style:country-asian="US" style:font-name-complex="DejaVu Sans" style:font-size-complex="11pt" style:language-complex="ar" style:country-complex="SA"/>
    </style:style>
    <style:style style:name="T78" style:family="text">
      <style:text-properties style:use-window-font-color="true" style:font-name="Calibri" fo:font-size="11pt" fo:language="en" fo:country="US" officeooo:rsid="00c94ff9" style:font-name-asian="Calibri1" style:font-size-asian="11pt" style:language-asian="en" style:country-asian="US" style:font-name-complex="DejaVu Sans" style:font-size-complex="11pt" style:language-complex="ar" style:country-complex="SA"/>
    </style:style>
    <style:style style:name="T79" style:family="text">
      <style:text-properties style:use-window-font-color="true" style:font-name="Calibri" fo:font-size="11pt" fo:language="en" fo:country="US" officeooo:rsid="00d1fa9e" style:font-name-asian="Calibri1" style:font-size-asian="11pt" style:language-asian="en" style:country-asian="US" style:font-name-complex="DejaVu Sans" style:font-size-complex="11pt" style:language-complex="ar" style:country-complex="SA"/>
    </style:style>
    <style:style style:name="T80" style:family="text">
      <style:text-properties style:use-window-font-color="true" style:font-name="Calibri" fo:font-size="11pt" fo:language="en" fo:country="US" officeooo:rsid="00dd91a7" style:font-name-asian="Calibri1" style:font-size-asian="11pt" style:language-asian="en" style:country-asian="US" style:font-name-complex="DejaVu Sans" style:font-size-complex="11pt" style:language-complex="ar" style:country-complex="SA"/>
    </style:style>
    <style:style style:name="T81" style:family="text">
      <style:text-properties style:use-window-font-color="true" style:font-name="Calibri" fo:font-size="11pt" fo:language="en" fo:country="US" officeooo:rsid="00e1b088" style:font-name-asian="Calibri1" style:font-size-asian="11pt" style:language-asian="en" style:country-asian="US" style:font-name-complex="DejaVu Sans" style:font-size-complex="11pt" style:language-complex="ar" style:country-complex="SA"/>
    </style:style>
    <style:style style:name="T82" style:family="text">
      <style:text-properties style:use-window-font-color="true" style:font-name="Calibri" fo:font-size="11pt" fo:language="en" fo:country="US" fo:font-style="italic" officeooo:rsid="00a96969"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83" style:family="text">
      <style:text-properties style:use-window-font-color="true" style:font-name="Calibri" fo:font-size="11pt" fo:language="en" fo:country="US" fo:background-color="transparent" loext:char-shading-value="0" style:font-name-asian="Calibri1" style:font-size-asian="11pt" style:language-asian="en" style:country-asian="US" style:font-name-complex="DejaVu Sans" style:font-size-complex="11pt" style:language-complex="ar" style:country-complex="SA"/>
    </style:style>
    <style:style style:name="T84" style:family="text">
      <style:text-properties style:use-window-font-color="true" style:font-name="Calibri" fo:font-size="11pt" fo:language="en" fo:country="US" officeooo:rsid="00dd6bce" fo:background-color="transparent" loext:char-shading-value="0" style:font-name-asian="Calibri1" style:font-size-asian="11pt" style:language-asian="en" style:country-asian="US" style:font-name-complex="DejaVu Sans" style:font-size-complex="11pt" style:language-complex="ar" style:country-complex="SA"/>
    </style:style>
    <style:style style:name="T85" style:family="text">
      <style:text-properties style:use-window-font-color="true" style:font-name="Calibri" fo:font-size="11pt" fo:language="en" fo:country="US" officeooo:rsid="00dd91a7" fo:background-color="transparent" loext:char-shading-value="0" style:font-name-asian="Calibri1" style:font-size-asian="11pt" style:language-asian="en" style:country-asian="US" style:font-name-complex="DejaVu Sans" style:font-size-complex="11pt" style:language-complex="ar" style:country-complex="SA"/>
    </style:style>
    <style:style style:name="T86" style:family="text">
      <style:text-properties style:use-window-font-color="true" style:font-name="Calibri" fo:font-size="11pt" fo:language="en" fo:country="US" officeooo:rsid="00de0ea2" fo:background-color="transparent" loext:char-shading-value="0" style:font-name-asian="Calibri1" style:font-size-asian="11pt" style:language-asian="en" style:country-asian="US" style:font-name-complex="DejaVu Sans" style:font-size-complex="11pt" style:language-complex="ar" style:country-complex="SA"/>
    </style:style>
    <style:style style:name="T87" style:family="text">
      <style:text-properties style:use-window-font-color="true" style:font-name="Calibri" fo:font-size="11pt" fo:language="en" fo:country="US" officeooo:rsid="00e80056" fo:background-color="transparent" loext:char-shading-value="0" style:font-name-asian="Calibri1" style:font-size-asian="11pt" style:language-asian="en" style:country-asian="US" style:font-name-complex="DejaVu Sans" style:font-size-complex="11pt" style:language-complex="ar" style:country-complex="SA"/>
    </style:style>
    <style:style style:name="T88" style:family="text">
      <style:text-properties style:use-window-font-color="true" style:font-name="Calibri" fo:font-size="11pt" fo:language="en" fo:country="US" officeooo:rsid="00cd4687" fo:background-color="transparent" loext:char-shading-value="0" style:font-name-asian="Calibri1" style:font-size-asian="11pt" style:language-asian="en" style:country-asian="US" style:font-name-complex="DejaVu Sans" style:font-size-complex="11pt" style:language-complex="ar" style:country-complex="SA"/>
    </style:style>
    <style:style style:name="T89" style:family="text">
      <style:text-properties style:use-window-font-color="true" style:font-name="Calibri" fo:font-size="11pt" fo:language="en" fo:country="US" officeooo:rsid="00f4d8ef" fo:background-color="transparent" loext:char-shading-value="0" style:font-name-asian="Calibri1" style:font-size-asian="11pt" style:language-asian="en" style:country-asian="US" style:font-name-complex="DejaVu Sans" style:font-size-complex="11pt" style:language-complex="ar" style:country-complex="SA"/>
    </style:style>
    <style:style style:name="T90" style:family="text">
      <style:text-properties fo:background-color="#ffff00" loext:char-shading-value="0"/>
    </style:style>
    <style:style style:name="T91" style:family="text">
      <style:text-properties officeooo:rsid="00c32c5b"/>
    </style:style>
    <style:style style:name="T92" style:family="text">
      <style:text-properties officeooo:rsid="00c58579"/>
    </style:style>
    <style:style style:name="T93" style:family="text">
      <style:text-properties officeooo:rsid="00c623af"/>
    </style:style>
    <style:style style:name="T94" style:family="text">
      <style:text-properties officeooo:rsid="00c81035"/>
    </style:style>
    <style:style style:name="T95" style:family="text">
      <style:text-properties officeooo:rsid="00c94ff9"/>
    </style:style>
    <style:style style:name="T96" style:family="text">
      <style:text-properties officeooo:rsid="00cd4687"/>
    </style:style>
    <style:style style:name="T97" style:family="text">
      <style:text-properties officeooo:rsid="00d0cb18"/>
    </style:style>
    <style:style style:name="T98" style:family="text">
      <style:text-properties fo:font-weight="normal" officeooo:rsid="00b8bc81" style:font-weight-asian="normal" style:font-weight-complex="normal"/>
    </style:style>
    <style:style style:name="T99" style:family="text">
      <style:text-properties fo:font-weight="normal" officeooo:rsid="00a9707c" style:font-weight-asian="normal" style:font-weight-complex="normal"/>
    </style:style>
    <style:style style:name="T100" style:family="text">
      <style:text-properties fo:font-weight="normal" officeooo:rsid="00c4d3c5" style:font-weight-asian="normal" style:font-weight-complex="normal"/>
    </style:style>
    <style:style style:name="T101" style:family="text">
      <style:text-properties officeooo:rsid="00d309fd"/>
    </style:style>
    <style:style style:name="T102" style:family="text">
      <style:text-properties officeooo:rsid="00d68480"/>
    </style:style>
    <style:style style:name="T103" style:family="text">
      <style:text-properties officeooo:rsid="00d81eed"/>
    </style:style>
    <style:style style:name="T104" style:family="text">
      <style:text-properties officeooo:rsid="00d7550e" fo:background-color="transparent" loext:char-shading-value="0"/>
    </style:style>
    <style:style style:name="T105" style:family="text">
      <style:text-properties officeooo:rsid="00dd91a7" fo:background-color="transparent" loext:char-shading-value="0"/>
    </style:style>
    <style:style style:name="T106" style:family="text">
      <style:text-properties officeooo:rsid="00e04712" fo:background-color="transparent" loext:char-shading-value="0"/>
    </style:style>
    <style:style style:name="T107" style:family="text">
      <style:text-properties officeooo:rsid="00df649f"/>
    </style:style>
    <style:style style:name="T108" style:family="text">
      <style:text-properties officeooo:rsid="00e1b088"/>
    </style:style>
    <style:style style:name="T109" style:family="text">
      <style:text-properties officeooo:rsid="00e408a4"/>
    </style:style>
    <style:style style:name="T110" style:family="text">
      <style:text-properties officeooo:rsid="00e76d72"/>
    </style:style>
    <style:style style:name="T111" style:family="text">
      <style:text-properties officeooo:rsid="00e78621"/>
    </style:style>
    <style:style style:name="T112" style:family="text">
      <style:text-properties officeooo:rsid="00e80056"/>
    </style:style>
    <style:style style:name="T113" style:family="text">
      <style:text-properties officeooo:rsid="00e8ab30"/>
    </style:style>
    <style:style style:name="T114" style:family="text">
      <style:text-properties officeooo:rsid="00e9892f"/>
    </style:style>
    <style:style style:name="T115" style:family="text">
      <style:text-properties officeooo:rsid="00eccdbb"/>
    </style:style>
    <style:style style:name="T116" style:family="text">
      <style:text-properties officeooo:rsid="00ee9bf7"/>
    </style:style>
    <style:style style:name="T117" style:family="text">
      <style:text-properties officeooo:rsid="00f21b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table-cell office:value-type="string">
            <text:p text:style-name="P5">OWASP ESAPI for Java</text:p>
          </table:table-cell>
          <table:table-cell office:value-type="string">
            <text:p text:style-name="P17"><text:span text:style-name="T1">Security </text:span><text:span text:style-name="T2">Bulletin</text:span><text:span text:style-name="T1"> #</text:span><text:span text:style-name="T3">11</text:span></text:p>
            <text:p text:style-name="P9"><text:span text:style-name="T1">Draft</text:span><text:span text:style-name="T1"><text:note text:id="ftn1" text:note-class="footnote"><text:note-citation>1</text:note-citation><text:note-body><text:p text:style-name="P54">We <text:span text:style-name="T113">will remove this DRAFT notice and finalize this once we get a new CVE ID issued for ESAPI related to CVE-2023-24998</text:span>. <text:span text:style-name="T107">That may not be available until after the ESAPI 2.5.2.0 release is made available, which is fine as links to the security bulletins are not release (i.e., tag or branch) specific.</text:span></text:p></text:note-body></text:note></text:span></text:p>
          </table:table-cell>
          <table:table-cell office:value-type="string">
            <text:p text:style-name="P19"><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p>
      <text:p text:style-name="Standard"><text:bookmark text:name="t-t"/><text:span text:style-name="T19">How Does </text:span><text:span text:style-name="T20">CVE-2023-24998</text:span><text:span text:style-name="T18"> </text:span><text:span text:style-name="T19">Impact ESAPI?</text:span></text:p>
      <text:p text:style-name="P51"><text:span text:style-name="T51">Kevin W. Wall &lt;</text:span><text:a xlink:type="simple" xlink:href="mailto:kevin.w.wall@gmail.com" text:style-name="ListLabel_20_2" text:visited-style-name="ListLabel_20_2"><text:span text:style-name="Internet_20_link"><text:span text:style-name="T51">kevin.w.wall@gmail.com</text:span></text:span></text:a><text:span text:style-name="T51">&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30">Category:</text:p>
          </table:table-cell>
          <table:table-cell table:style-name="Table2.A1" office:value-type="string">
            <text:p text:style-name="P29"/>
            <text:p text:style-name="P41">Apache Commons FileUpload before 1.5 does not limit the number of request parts to be processed resulting in the possibility of an attacker triggering a <text:span text:style-name="T75">Denial of Service (</text:span>DoS<text:span text:style-name="T75">)</text:span> with a malicious upload or series of uploads. Note that, like all of the file upload limits, the new configuration option (FileUploadBase#setFileCountMax) is not enabled by default and must be explicitly configured.</text:p>
          </table:table-cell>
        </table:table-row>
        <table:table-row table:style-name="Table2.1">
          <table:table-cell table:style-name="Table2.A1" office:value-type="string">
            <text:p text:style-name="P30">Module:</text:p>
          </table:table-cell>
          <table:table-cell table:style-name="Table2.A1" office:value-type="string">
            <text:p text:style-name="P34"><text:span text:style-name="T54">Apache Commons FileUpload</text:span> – a <text:span text:style-name="T64">direct</text:span> <text:span text:style-name="T61">compile-time </text:span>dependency used by ESAPI <text:span text:style-name="T38">to support “file uploading” over HTTP.</text:span></text:p>
          </table:table-cell>
        </table:table-row>
        <table:table-row table:style-name="Table2.1">
          <table:table-cell table:style-name="Table2.A1" office:value-type="string">
            <text:p text:style-name="P30">Announced:</text:p>
          </table:table-cell>
          <table:table-cell table:style-name="Table2.A1" office:value-type="string">
            <text:p text:style-name="P31"><text:span text:style-name="aqj"><text:span text:style-name="T63">In this security bulletin.</text:span></text:span></text:p>
          </table:table-cell>
        </table:table-row>
        <table:table-row table:style-name="Table2.1">
          <table:table-cell table:style-name="Table2.A1" office:value-type="string">
            <text:p text:style-name="P30">Credits:</text:p>
          </table:table-cell>
          <table:table-cell table:style-name="Table2.A1" office:value-type="string">
            <text:p text:style-name="P32"><text:span text:style-name="T62">GitHub Dependabot, Snyk, </text:span><text:span text:style-name="T59">Martin Bektchiev</text:span></text:p>
          </table:table-cell>
        </table:table-row>
        <table:table-row table:style-name="Table2.1">
          <table:table-cell table:style-name="Table2.A1" office:value-type="string">
            <text:p text:style-name="P30">Affects:</text:p>
          </table:table-cell>
          <table:table-cell table:style-name="Table2.A1" office:value-type="string">
            <text:p text:style-name="P33">All versions of ESAPI 2.x <text:span text:style-name="T70">prior to 2.5.2.0 and all versions of ESAPI 1.x.</text:span></text:p>
          </table:table-cell>
        </table:table-row>
        <table:table-row table:style-name="Table2.1">
          <table:table-cell table:style-name="Table2.A1" office:value-type="string">
            <text:p text:style-name="P30"><text:span text:style-name="T37">Details</text:span>:</text:p>
          </table:table-cell>
          <table:table-cell table:style-name="Table2.A1" office:value-type="string">
            <text:p text:style-name="P36"><text:span text:style-name="T69">E</text:span>xploitable as used by ESAPI, <text:span text:style-name="T69">but s</text:span>ee discussion below <text:span text:style-name="T71">for important details</text:span>.</text:p>
          </table:table-cell>
        </table:table-row>
        <table:table-row table:style-name="Table2.1">
          <table:table-cell table:style-name="Table2.A1" office:value-type="string">
            <text:p text:style-name="P30"><text:span text:style-name="T32">GitHub</text:span> Issue #:</text:p>
          </table:table-cell>
          <table:table-cell table:style-name="Table2.A1" office:value-type="string">
            <text:p text:style-name="P39">None.</text:p>
          </table:table-cell>
        </table:table-row>
        <table:table-row table:style-name="Table2.1">
          <table:table-cell table:style-name="Table2.A8" office:value-type="string">
            <text:p text:style-name="P37">Related:</text:p>
          </table:table-cell>
          <table:table-cell table:style-name="Table2.A8" office:value-type="string">
            <text:p text:style-name="P38"><text:span text:style-name="T45">CVE-2023-ABCDE </text:span><text:span text:style-name="T46">(TBD)</text:span><text:span text:style-name="T70">; n</text:span>o other ESAPI security bulletin<text:span text:style-name="T64">s.</text:span></text:p>
          </table:table-cell>
        </table:table-row>
        <table:table-row table:style-name="Table2.1">
          <table:table-cell table:style-name="Table2.A1" office:value-type="string">
            <text:p text:style-name="P30">CWE:</text:p>
          </table:table-cell>
          <table:table-cell table:style-name="Table2.A1" office:value-type="string">
            <text:p text:style-name="P30">CWE-<text:span text:style-name="T65">770 (Allocation of Resources Without Limits or Throttling)</text:span></text:p>
          </table:table-cell>
        </table:table-row>
        <table:table-row table:style-name="Table2.1">
          <table:table-cell table:style-name="Table2.A1" office:value-type="string">
            <text:p text:style-name="P30">CVE Identifier:</text:p>
          </table:table-cell>
          <table:table-cell table:style-name="Table2.A1" office:value-type="string">
            <text:p text:style-name="P35">CVE-2023-24998</text:p>
          </table:table-cell>
        </table:table-row>
        <table:table-row table:style-name="Table2.1">
          <table:table-cell table:style-name="Table2.A1" office:value-type="string">
            <text:p text:style-name="P30">CVSS Severity (version <text:span text:style-name="T34">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30">CVSS v<text:span text:style-name="T33">3.1</text:span> Base Score:</text:p>
                </table:table-cell>
                <table:table-cell table:style-name="Table1.A1" office:value-type="string">
                  <text:p text:style-name="P38"><text:span text:style-name="T65">7.5 </text:span>(High)</text:p>
                </table:table-cell>
              </table:table-row>
              <table:table-row table:style-name="Table1.1">
                <table:table-cell table:style-name="Table1.A1" office:value-type="string">
                  <text:p text:style-name="P30"><text:s text:c="4"/>Impact Subscore:</text:p>
                </table:table-cell>
                <table:table-cell table:style-name="Table1.A1" office:value-type="string">
                  <text:p text:style-name="P40">3.6</text:p>
                </table:table-cell>
              </table:table-row>
              <table:table-row table:style-name="Table1.1">
                <table:table-cell table:style-name="Table1.A1" office:value-type="string">
                  <text:p text:style-name="P30"><text:s text:c="4"/>Exploitability S<text:span text:style-name="T40">ubscore:</text:span></text:p>
                </table:table-cell>
                <table:table-cell table:style-name="Table1.A1" office:value-type="string">
                  <text:p text:style-name="P40">3.9</text:p>
                </table:table-cell>
              </table:table-row>
              <table:table-row table:style-name="Table1.1">
                <table:table-cell table:style-name="Table1.A1" office:value-type="string">
                  <text:p text:style-name="P30">CVSS Vector</text:p>
                </table:table-cell>
                <table:table-cell table:style-name="Table1.A1" office:value-type="string">
                  <text:p text:style-name="P30"><text:span text:style-name="Internet_20_link"><text:span text:style-name="T57">CVSS:3.1/AV:N/AC:L/PR:N/UI:N/S:U/C:N/I:N/A:H</text:span></text:span></text:p>
                </table:table-cell>
              </table:table-row>
            </table:table>
            <text:p text:style-name="P28"/>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3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18">One of the security controls provided by ESAPI for Java is <text:span text:style-name="T35">its provision for (relatively) “safe file uploads”. ESAPI leverages the functionality of Apache Commons FileUpload to achieve this functionality.</text:span></text:p>
      <text:h text:style-name="Heading_20_1" text:outline-level="1">Problem Description</text:h>
      <text:p text:style-name="P7"><text:span text:style-name="T52">According to the description in NIST’s National Vulnerability Database (NVD), the current description for </text:span><text:a xlink:type="simple" xlink:href="https://nvd.nist.gov/vuln/detail/CVE-2023-24998" text:style-name="Internet_20_link" text:visited-style-name="Visited_20_Internet_20_Link"><text:span text:style-name="T52">CVE-2023-24998</text:span></text:a><text:span text:style-name="T52"> states:</text:span></text:p>
      <text:p text:style-name="P43">“Apache Commons FileUpload before 1.5 does not limit the number of request parts to be processed resulting in the possibility of an attacker triggering a DoS with a malicious upload <text:span text:style-name="T24">or series of uploads</text:span>. Note that, like all of the file upload limits, the new configuration option (FileUploadBase#setFileCountMax) is not enabled by default and must be explicitly configured.”</text:p>
      <text:p text:style-name="P15">First, after analyzing the Apache Commons FileUpload code and its <text:span text:style-name="T95">(attempted) </text:span>remediation, it is my understanding that this will <text:span text:style-name="T26">NOT</text:span><text:span text:style-name="T95"> </text:span>protect you against a “series of uploads”. Unless I misread something in the<text:span text:style-name="T95">ir</text:span> code (possible, as it was very late and I was very tired), the file size limit applies on a per HTTP request. More details about that are provided in the Impact section below.</text:p>
      <text:p text:style-name="P14"><text:span text:style-name="T94">For ESAPI though, the $64,000</text:span> question that everyone is asking is “will using ESAPI leave my application code exposed to CVE-2023-24998 in a manner that makes this CVE exploitable?” That is the question this analysis attempts to answer, but the TL;DR answer for those of you not interested in the details is, “<text:span text:style-name="T4">Yes</text:span>”.</text:p>
      <text:p text:style-name="P13">ESAPI only uses Apache Commons FileUpload <text:span text:style-name="T97">in all </text:span>the HTTPUtilities.getFileUploads methods and in the ESAPI WAF class (ESAPIWebApplicationFirewallFilter), specifically <text:span text:style-name="T114">via</text:span> an implementation class that the ESAPI WAF uses (InterceptingHTTPServletRequest). <text:span text:style-name="T4">Thus, if you are not using </text:span><text:span text:style-name="T11">either</text:span><text:span text:style-name="T4"> of </text:span><text:span text:style-name="T11">those</text:span><text:span text:style-name="T4"> </text:span><text:span text:style-name="T5">2 ESAPI features</text:span><text:span text:style-name="T4">, you are not even interacting with Apache Commons FileUpload at all and thus </text:span><text:span text:style-name="T30">NOT</text:span><text:span text:style-name="T4"> affected.</text:span> <text:span text:style-name="T10">If you are </text:span><text:span text:style-name="T27">only</text:span><text:span text:style-name="T10"> using the ESAPI WAF, you are also not affected because the WAF component doesn’t actually </text:span><text:span text:style-name="T11">attempt to </text:span><text:span text:style-name="T10">upload any files. </text:span><text:span text:style-name="T17">However, if you </text:span><text:span text:style-name="T29">are</text:span><text:span text:style-name="T17"> using any of the HTTPUtilities.getFileUploads </text:span><text:span text:style-name="T14">methods,</text:span><text:span text:style-name="T17"> you </text:span><text:span text:style-name="T16">potentially</text:span><text:span text:style-name="T17"> are affected.</text:span></text:p>
      <text:p text:style-name="P8"><text:soft-page-break/><text:span text:style-name="T66">The (original</text:span><text:span text:style-name="T66"><text:note text:id="ftn2" text:note-class="footnote"><text:note-citation>2</text:note-citation><text:note-body><text:p text:style-name="P53">By the time you read this, hopefully the original CVE description will have been updated as per my request to note all the affected Apache Commons FileUpload classes rather than only the single abstract class.</text:p></text:note-body></text:note></text:span><text:span text:style-name="T66">) description for CVE-2023-24998 implies that the “problem” was with the </text:span><text:span text:style-name="T53">FileUploadBase </text:span><text:span text:style-name="T55">class. Indeed, a </text:span><text:span text:style-name="T56">cursory</text:span><text:span text:style-name="T55"> examination of this class between the 1.4 and 1.5 releases shows that the 1.5 version added a counter (fileCountMax) for the </text:span><text:span text:style-name="T77">maximum allowed files per single HTTP request and if that counter is exceeded, a FileCountLimitExceededException is thrown. There were also setter / getter methods for that counter added and as noted in the CVE description one must explicitly call FileUploadBase.setFileCountMax(</text:span><text:span text:style-name="T81">long</text:span><text:span text:style-name="T77">) before doing the uploads, otherwise no upper limit is enforced. But what is easy to miss is that FileUploadBase is an </text:span><text:span text:style-name="T82">abstract</text:span><text:span text:style-name="T77"> class </text:span><text:span text:style-name="T79">which</text:span><text:span text:style-name="T77"> in turn implies that other classes must be impacted as well. In other words, one cannot simply recursively grep one’s source code for FileUploadBase to see if you are using it and if not, conclude that your code is not affected. Instead, you must also look for all these other Apache Commons FileUpload classes that are subclasses of FileUploadBase and check to see if you are using them as well. As it turns out, the Apache Commons FileUpload classes that ex</text:span><text:span text:style-name="T78">t</text:span><text:span text:style-name="T77">end FileUploadBase are:</text:span></text:p>
      <text:list xml:id="list627663434" text:style-name="L1">
        <text:list-item>
          <text:p text:style-name="P57">org.apache.commons.fileupload.FileUpload</text:p>
        </text:list-item>
        <text:list-item>
          <text:p text:style-name="P57">org.apache.commons.fileupload.<text:span text:style-name="T110">Disk</text:span>FileUpload</text:p>
        </text:list-item>
        <text:list-item>
          <text:p text:style-name="P56">org.apache.commons.fileupload.portlet.PortletFileUpload</text:p>
        </text:list-item>
        <text:list-item>
          <text:p text:style-name="P56">org.apache.commons.fileupload.servlet.ServletFileUpload</text:p>
        </text:list-item>
      </text:list>
      <text:p text:style-name="P11">So, minimally one needs to search for the use of any of these subclasses as well as the abstract FileUploadBase class.</text:p>
      <text:p text:style-name="P12">As it turns out, ESAPI uses the ServletFileUpload class, which makes the DoS vulnerability described in CVE-2023-24998, exploitable in ESAPI.</text:p>
      <text:p text:style-name="P52">Thus, our conclusion is, this CVE <text:span text:style-name="T21">is</text:span> exploitable via ESAPI. <text:span text:style-name="T72">Because of this, the ESAPI team is working with GitHub Security team to file a CVE specific to ESAPI. That will allow us to make the CVE description specific to the affected classes in ESAPI.</text:span></text:p>
      <text:h text:style-name="P49" text:outline-level="1">Related Concerns</text:h>
      <text:p text:style-name="P10">Please see <text:span text:style-name="T90">CVE-2023-ABCDE (TBD)</text:span> for additional details.</text:p>
      <text:h text:style-name="Heading_20_1" text:outline-level="1">Impact</text:h>
      <text:p text:style-name="P16">The underlying problem is that an attacker can keep uploading so many new uniquely named files that eventually your system resources (inodes for *nix file systems) become exhausted and no more files will be able to be able to be created on that file system. Hence the DoS aspect.</text:p>
      <text:p text:style-name="P1"><text:soft-page-break/><text:span text:style-name="T98">If your application is </text:span><text:span text:style-name="T31">not</text:span><text:span text:style-name="T99"> using one of the HTTPUtilities.getFileUploads method</text:span><text:span text:style-name="T100">s</text:span><text:span text:style-name="T99">, then your application </text:span><text:span text:style-name="T100">is</text:span><text:span text:style-name="T99"> </text:span><text:span text:style-name="T25">not</text:span><text:span text:style-name="T99"> impacted by the DoS vulnerability in CVE-2023-24998. </text:span><text:span text:style-name="T73">If that is the case, Software Composition Analysis (SCA) tools and/or services like OWASP Dependency Check, </text:span>BlackDuck, Snyk, Veracode's SourceClear, <text:span text:style-name="T39">GitHub Dependabot, </text:span>etc. will <text:span text:style-name="T101">still </text:span>continue to give you warnings that you may be required to explain to your management <text:span text:style-name="T41">in order to justify continued use of ESAPI in your application. And while we would like you to update to 2.5.2.0 or whatever the latest, you can use the Workarounds section to quiet your SCA tools and point your management to this Security Bulletin as justification for not upgrading to 2.5.2.0 or later.</text:span></text:p>
      <text:p text:style-name="P20">However, if <text:span text:style-name="T75">your applications</text:span> <text:span text:style-name="T24">are</text:span> using one of the HTTPUtilities.getFileUploads <text:span text:style-name="T75">methods, then you might</text:span><text:span text:style-name="T75"><text:note text:id="ftn0" text:note-class="footnote"><text:note-citation>3</text:note-citation><text:note-body><text:p text:style-name="Footnote">“<text:span text:style-name="T115">Might” because your application code or your environment may have other mitigating controls that prevent it.</text:span></text:p></text:note-body></text:note></text:span><text:span text:style-name="T75"> be subject to a DoS attack. <text:s/>Specifically, a successful attack could result in an attacker creating files on your file system that you are using for uploading files until no more additional files can be created in that file system. (That is, on *nix systems, this is a DoS attack against inodes on a file system or possibly against disk quota restrictions.)</text:span></text:p>
      <text:p text:style-name="P20"><text:span text:style-name="T75">I believe that Apache Commons Files should have addressed this CVE so that it was secure-by-default so that it would have been sufficient to simply upgrade to version 1.5 or later. The library maintainers could have set the default value by picking up the value from a system property (e.g., “apache.fileupload.filecountmax”) and still allow explicit calls to FileUploadBase.setFileCountMax(long) to override the system property. If no system property or call to that new method were not made, only then would it default to not restricting the maximum number of files uploaded per HTTP request.</text:span></text:p>
      <text:p text:style-name="P20"><text:span text:style-name="T91">Because Apache did not choose a secure-by-default approach, I believe that the Apache Commons FileUpload patch for CVE-2023-24998.</text:span></text:p>
      <text:p text:style-name="P21"><text:span text:style-name="T109">If you wish to support file uploads at all and implement it so that it is mostly immune to DoS attacks caused by repeated uploading of numerous files, then it is not </text:span><text:span text:style-name="T23">sufficient</text:span><text:span text:style-name="T75"> to simply add a mechanism that imposes a limit on the number of uploaded files </text:span><text:span text:style-name="T23">per HTTP request</text:span><text:span text:style-name="T75">. That upper bound must apply per </text:span><text:span text:style-name="T23">authenticated</text:span><text:span text:style-name="T75"> user, not per </text:span><text:span text:style-name="T23">anonymous</text:span><text:span text:style-name="T75"> HTTP request attempt so abuse of the file upload feature can more easily be tracked, as well as raising the complexity of the attack. If you want to address that, I suggest using a separate, independent WAF (the poor man’s ESAPI WAF does not attempt to address DoS type attacks via request throttling, etc) or perhaps a RASP solution similar to the </text:span><text:a xlink:type="simple" xlink:href="https://owasp.org/www-project-appsensor/" text:style-name="Internet_20_link" text:visited-style-name="Visited_20_Internet_20_Link"><text:span text:style-name="T75">OWASP AppSensor Project</text:span></text:a><text:span text:style-name="T75">. A RASP approach, such as AppSensor uses, could be configured (or extended, if the behavior is already be supported within the existing framework) to impose limits on a maximum limits on both the number of files and the number of bytes on per authenticated user basis. Alternately, using an external WAF approach—even Apache mod_security and the OWASP Core Rules Set probably is sufficient—can provide an element of protection, even if all it is able to do is to be configured to provide rate limiting on per IP address basis.</text:span></text:p>
      <text:p text:style-name="P21"><text:soft-page-break/><text:span text:style-name="T92">For a determined attacker who wishes to cause a DoS attack by making your server run out of inodes or run out of file system space, placing restrictions only on a per HTTP request basis rather than taking a more holistic approach similar to the description in the previous paragraph is not going to do anything but slow your attackers down a bit. However, placing the defense at the level of per HTTP request might even make the situation worse. If you have (say) only 20k inodes available on your file system and you allow only 20 files to be uploaded per HTTP request, a determined DoS attacker cares little if they can use all those inodes with a single HTTP request or if they need to make 1000 HTTP requests to do so. In fact, if instead of a single attack of uploading 20k files in an single HTTP request, if instead, they hit you with 20k separate HTTP requests each uploading a single file as fast as they can send them, that may be worse because it may spike your server’s CPU resources thus causing other temporary outages in your application.</text:span></text:p>
      <text:p text:style-name="P21"><text:span text:style-name="T75">So, let’s not pretend this is a real solution. It is but a Band-Aid on a potentially gushing artery. Any real solution to prevent DoS attacks almost certainly is more complicated than something that can be placed in some general library. In theory, a specialized library could prevent this, but it would have to ensure more restrictions, such as ensuring that a user attempting file uploads was authenticated and perhaps a stateful check against that user’s prior (or at least recent) file upload history for a given application. But this is seldom done in general libraries such as Apache Commons FileUpload or OWASP ESAPI as that would make that provided file upload functionality much less useful to the others who had a legitimate use case for anonymous file uploads or who don’t wish to consider having the libraries prevent DoS attacks against because that is already covered in their threat model by some external device such as a commercial WAF.</text:span></text:p>
      <text:h text:style-name="Heading_20_1" text:outline-level="1">Workaround</text:h>
      <text:p text:style-name="P2">If you <text:span text:style-name="T67">must use an ESAPI release prior to 2.5.2.0 and you are not using any of the HTTPUtilities.getFileUploads methods, then </text:span>you can use the follow<text:span text:style-name="T42">ing</text:span> (or similar) workaround when building your project <text:span text:style-name="T74">to keep your SCA tools from complaining about this CVE.</text:span></text:p>
      <text:p text:style-name="P6"><text:span text:style-name="T93">If you are using Maven</text:span>, in your application’s pom.xml, reference your dependency on the ESAPI jar in this manner, <text:span text:style-name="T68">to exclude any of Apache Commons FileUpload:</text:span></text:p>
      <text:p text:style-name="P27"><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48">2.</text:span></text:span><text:span text:style-name="Source_20_Text"><text:span text:style-name="T50">5.1</text:span></text:span><text:span text:style-name="Source_20_Text"><text:span text:style-name="T49">.0</text:span></text:span><text:span text:style-name="Source_20_Text">&lt;/version&gt; <text:s/></text:span><text:span text:style-name="Source_20_Text"><text:span text:style-name="T67">&lt;!-- Or whatever ESAPI version you are using. --&gt;</text:span></text:span></text:p>
      <text:p text:style-name="Preformatted_20_Text"><text:span text:style-name="Source_20_Text"><text:s text:c="6"/></text:span><text:span text:style-name="Source_20_Text"><text:span text:style-name="T43">&lt;exclusions&gt;</text:span></text:span></text:p>
      <text:p text:style-name="Preformatted_20_Text"><text:span text:style-name="Source_20_Text"><text:s text:c="10"/></text:span><text:span text:style-name="Source_20_Text"><text:span text:style-name="T43">&lt;exclusion&gt;</text:span></text:span></text:p>
      <text:p text:style-name="Preformatted_20_Text"><text:span text:style-name="Source_20_Text"><text:s text:c="13"/></text:span><text:span text:style-name="Source_20_Text"><text:span text:style-name="T43">&lt;groupId&gt;</text:span></text:span><text:span text:style-name="Source_20_Text"><text:span text:style-name="T44">commons-fileupl</text:span></text:span><text:span text:style-name="Source_20_Text"><text:span text:style-name="T47">o</text:span></text:span><text:span text:style-name="Source_20_Text"><text:span text:style-name="T44">ad</text:span></text:span><text:span text:style-name="Source_20_Text"><text:span text:style-name="T43">&lt;/groupId&gt;</text:span></text:span></text:p>
      <text:p text:style-name="Preformatted_20_Text"><text:span text:style-name="Source_20_Text"><text:s text:c="13"/></text:span><text:span text:style-name="Source_20_Text"><text:span text:style-name="T43">&lt;artifactId&gt;</text:span></text:span><text:span text:style-name="Source_20_Text"><text:span text:style-name="T44">commons-fileupload</text:span></text:span><text:span text:style-name="Source_20_Text"><text:span text:style-name="T43">&lt;/artifactId&gt;</text:span></text:span></text:p>
      <text:p text:style-name="Preformatted_20_Text"><text:span text:style-name="Source_20_Text"><text:s text:c="10"/></text:span><text:span text:style-name="Source_20_Text"><text:span text:style-name="T43">&lt;/exclusion&gt;</text:span></text:span></text:p>
      <text:p text:style-name="Preformatted_20_Text"><text:span text:style-name="Source_20_Text"><text:s text:c="6"/>&lt;/exclusions&gt;</text:span></text:p>
      <text:p text:style-name="P50"><text:soft-page-break/><text:span text:style-name="Source_20_Text"><text:s text:c="4"/>&lt;/dependency&gt;</text:span></text:p>
      <text:p text:style-name="P22">(Note: To be completely safe, you would have to exclude this as a transitive dependency from any of your direct dependencies <text:span text:style-name="T116">that may pull it in </text:span>as well.)</text:p>
      <text:p text:style-name="P4"><text:span text:style-name="T93">T</text:span>hen, <text:span text:style-name="T93">when</text:span> you then build your project, this should exclude the <text:span text:style-name="T93">Apache Commons FileUpload</text:span> jar from your <text:span text:style-name="T93">application’s </text:span>classpath. (Note that you do not have to specify a ‘version’ <text:span text:style-name="T68">where you are </text:span><text:span text:style-name="T22">excluding</text:span><text:span text:style-name="T68"> a jar</text:span>.)</text:p>
      <text:p text:style-name="P3">You can also exclude specific transitive dependencies using Gradle. If you use Grad<text:span text:style-name="T76">l</text:span>e, follow these <text:a xlink:type="simple" xlink:href="https://discuss.gradle.org/t/how-do-i-exclude-specific-transitive-dependencies-of-something-i-depend-on/17991" text:style-name="Internet_20_link" text:visited-style-name="Visited_20_Internet_20_Link">general instructions</text:a>.</text:p>
      <text:h text:style-name="Heading_20_1" text:outline-level="1">Solution</text:h>
      <text:p text:style-name="P23">This section describes the high level changes made to ESAPI in version 2.5.2.0 to address CVE-2023-24998. Note that more perhaps could be done but it may impact backward compatibility with previous versions of ESAPI and we do not believe this issue is actually serious enough (despite its CVSSv3 score) to warrant breaking client code.</text:p>
      <text:h text:style-name="Heading_20_2" text:outline-level="2"><text:span text:style-name="T102">Some</text:span> New ESAPI Propert<text:span text:style-name="T102">ies</text:span></text:h>
      <text:p text:style-name="P24"><text:span text:style-name="T102">Several</text:span> new lines were added to ESAPI’s “configuration/esapi/ESAPI.properties” file <text:span text:style-name="T102">to reference 2 new properties</text:span>. That update<text:span text:style-name="T102">d</text:span> ESAPI.properties file with the new property setting will be in the separately downloadable <text:span text:style-name="T4">esapi-2.5.2.0-configuration.</text:span><text:span text:style-name="T6">jar</text:span> file in our GitHub repository under the Releases section for release 2.5.2.0. <text:span text:style-name="T102">(It will also be available in subsequent ESAPI releases.)</text:span></text:p>
      <text:p text:style-name="P24">The 3 lines that were added <text:span text:style-name="T102">for the first new property </text:span>to the ESAPI.properties file are:</text:p>
      <text:p text:style-name="P45"># Maximum # of files that can be uploaded per HTTP request.</text:p>
      <text:p text:style-name="P45"># Set to -1 for no maximum. Related to CVE-2023-24998.</text:p>
      <text:p text:style-name="P47">HttpUtilities.MaxUploadFileCount=20</text:p>
      <text:p text:style-name="P23"><text:span text:style-name="T96">This </text:span>new property <text:span text:style-name="T96">is used as the default value to call ServletUpload.setFileCountMax(long) <text:s/>in the DefaultHTTPUtilities.getFileUploads(HttpServletRequest, File, List) method, which is the specific method that does the actual file upload. If this property is not found in your ESAPI.properties file, then a hard-coded default of 20 is used. Why 20? Because it seemed like a reasonable upper bound that we might expect human users to upload on any single HTTP request. If you don’t like the value we chose, then tweak the property and set it to whatever positive integer that you would like. Setting it to ‘-1’ (or any other negative integer for that matter) should cause it to act as though no upper bound is present and a value of ‘0’ ought to prevent any file uploads at all (which would be a rather curious choice).</text:span></text:p>
      <text:p text:style-name="P25">In addition, this property has been added to allow you to deny file upload access to anonymous users:</text:p>
      <text:p text:style-name="P44"><text:soft-page-break/># Allowing anonymous users to do file uploads via HTTPUtilities.getFileUploads</text:p>
      <text:p text:style-name="P44"># can make it easier for DoS attacks via uploading files easier. (See Security Bulletin #11,</text:p>
      <text:p text:style-name="P44"># https://github.com/ESAPI/esapi-java-legacy/blob/develop/documentation/ESAPI-security-bulletin11.pdf</text:p>
      <text:p text:style-name="P44"># for details).</text:p>
      <text:p text:style-name="P44">#</text:p>
      <text:p text:style-name="P44"># By default, we allow anonymous users to upload files because we can only rely on</text:p>
      <text:p text:style-name="P44"># ESAPI.authenticator().getCurrentUser() to determine if a user associated</text:p>
      <text:p text:style-name="P44"># with the current HTTP session is authenticated and almost no one uses the</text:p>
      <text:p text:style-name="P44"># ESAPI Authenticator because the reference implementation is just a toy</text:p>
      <text:p text:style-name="P44"># implementation and is not enterprise scalable.</text:p>
      <text:p text:style-name="P44">#</text:p>
      <text:p text:style-name="P44"># If you are using the ESAPI Authenticator (the ESAPI reference implementation</text:p>
      <text:p text:style-name="P44"># or you've implemented your own custom one), then you can set this property value</text:p>
      <text:p text:style-name="P44"># to 'false' to disallow anonymous (i.e., unauthenticated) users to upload</text:p>
      <text:p text:style-name="P44"># files. However, if you are not using the ESAPI Authenticator, then you should</text:p>
      <text:p text:style-name="P44"># probably leave this set to 'false', otherwise you will completely prevent the</text:p>
      <text:p text:style-name="P44"># use of HTTPUtilities.getFileUploads <text:span text:style-name="T108">methods</text:span>.</text:p>
      <text:p text:style-name="P44">#</text:p>
      <text:p text:style-name="P46">HttpUtilities.FileUploadAllowAnonymousUser=true</text:p>
      <text:p text:style-name="P26"><text:span text:style-name="T104">The comments </text:span><text:span text:style-name="T106">accompanying this new property </text:span><text:span text:style-name="T104">are </text:span><text:span text:style-name="T105">intended to be</text:span><text:span text:style-name="T104"> self-explanatory.</text:span></text:p>
      <text:h text:style-name="Heading_20_2" text:outline-level="2"><text:span text:style-name="T111">Relavent </text:span>ESAPI Code Changes</text:h>
      <text:p text:style-name="P58"><text:span text:style-name="T96">A static initializer block was added to the DefaultHTTPUtilities implementation class. That static initializer block is responsible for setting values associated with the new properties mentioned in the previous section. If those properties cannot be found, the same value as show above is used.</text:span></text:p>
      <text:p text:style-name="P58"><text:span text:style-name="T112">Those static initializers could fail if ESAPI is unable to locate your ESAPI.properties file, but it that can’t be found, you are likely to have troubles elsewhere. If the ESAPI.properties file is found and has a valid integer value for the property</text:span><text:span text:style-name="T80"> HttpUtilities.MaxUploadFileCount, then that value is used to set the file count maximum for Apache Commons FileUpload.</text:span></text:p>
      <text:p text:style-name="P26"><text:span text:style-name="T84">If you </text:span><text:span text:style-name="T87">have</text:span><text:span text:style-name="T84"> </text:span><text:span text:style-name="T85">the</text:span><text:span text:style-name="T84"> property HttpUtilities.FileUploadAllowAnonymousUser to ‘false’ and ESAPI.authenticator().getCurrentUser() returns ‘null’, then the unchecked exception, java.security.AccessControlException is thrown </text:span><text:span text:style-name="T86">when any of the HTTPUtilties.getFileUploads methods are called.</text:span><text:span text:style-name="T84"> (Note: Do not confuse that with ESAPI’s org.owasp.esapi.errors.AccessControlException, which I would have used but </text:span><text:span text:style-name="T86">it </text:span><text:span text:style-name="T84">is a checked exception.</text:span><text:span text:style-name="T84"><text:note text:id="ftn3" text:note-class="footnote"><text:note-citation>4</text:note-citation><text:note-body><text:p text:style-name="P55">In this case, I think the JDK got it right and ESAPI got it wrong. Access control violations should be an unchecked RuntimeException since it rarely (if ever) can be verified at compile-time and in some cases, It can be remedied by forcing anonymous users to got back and authenticate and try again or in other cases, perhaps change the current effective role that they currently are using. But I digress.</text:p></text:note-body></text:note></text:span><text:span text:style-name="T84"> Using a checked exception here would force any ESAPI client using any of the HTTPUtilties.getFileUploads methods to change their code, making them either catch the exception or change the signature of their calling function’s declaration thus breaking backward compatibility. Thus we had to go with an unchecked exception type.)</text:span></text:p>
      <text:p text:style-name="P60"><text:soft-page-break/><text:span text:style-name="T84">A</text:span><text:span text:style-name="T83">s for </text:span><text:span text:style-name="T88">the ESAPI WAF’s InterceptingHTTPServletRequest </text:span><text:span text:style-name="T83">class, no </text:span><text:span text:style-name="T89">code </text:span><text:span text:style-name="T83">change was required there </text:span><text:span text:style-name="T89">because</text:span><text:span text:style-name="T83"> it does not call the method ServletFileUpload.parseRequest. </text:span><text:span text:style-name="T89">I</text:span><text:span text:style-name="T83">t is in the method FileUploadBase.parseRequest where the limits on the file size and file count are imposed </text:span><text:span text:style-name="T89">since</text:span><text:span text:style-name="T83"> that is the method that handles the actual file uploads. Thus if </text:span><text:span text:style-name="T89">the</text:span><text:span text:style-name="T83"> </text:span><text:span text:style-name="T89">parseRequest method</text:span><text:span text:style-name="T83"> is not called, as it isn’t for the ESAPI WAF, no code changes are </text:span><text:span text:style-name="T89">needed</text:span><text:span text:style-name="T83">.</text:span></text:p>
      <text:h text:style-name="P48" text:outline-level="1">Acknowledgments</text:h>
      <text:p text:style-name="P42"><text:span text:style-name="T103">CVE notification: GitHub Dependabot, Snyk, </text:span><text:span text:style-name="T59">Martin Bektchiev</text:span></text:p>
      <text:p text:style-name="P62"><text:span text:style-name="T59">R</text:span><text:span text:style-name="T58">eviewers: Matt Seil, Jeremiah Stacey, </text:span><text:span text:style-name="T60">Arshan Dabirsiaghi, </text:span><text:span text:style-name="T58">Dave Wichers</text:span><text:span text:style-name="T59">, Martin Bektchiev</text:span></text:p>
      <text:h text:style-name="Heading_20_1" text:outline-level="1">References</text:h>
      <text:p text:style-name="P61"><text:a xlink:type="simple" xlink:href="https://nvd.nist.gov/vuln/detail/CVE-2023-24998" text:style-name="Internet_20_link" text:visited-style-name="Visited_20_Internet_20_Link">https://nvd.nist.gov/vuln/detail/CVE-2023-24998</text:a></text:p>
      <text:p text:style-name="P61"><text:a xlink:type="simple" xlink:href="https://github.com/apache/commons-fileupload/tree/commons-fileupload-1.5" text:style-name="Internet_20_link" text:visited-style-name="Visited_20_Internet_20_Link">https://github.com/apache/commons-fileupload/tree/commons-fileupload-1.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Ubuntu Mono" svg:font-family="'Ubuntu Mono'" style:font-adornments="Bold"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06T23:38:00.098802707</meta:creation-date>
    <dc:language>en-US</dc:language>
    <meta:editing-cycles>15</meta:editing-cycles>
    <meta:editing-duration>PT14H3M57S</meta:editing-duration>
    <meta:generator>LibreOffice/6.0.7.3$Linux_X86_64 LibreOffice_project/00m0$Build-3</meta:generator>
    <dc:description>Fixed in ESAPI 2.5.2.0</dc:description>
    <meta:keyword>vulnerability</meta:keyword>
    <meta:keyword>DoS</meta:keyword>
    <meta:keyword>Apache Commons FileUpload</meta:keyword>
    <dc:subject>ESAPI Security Bulletin</dc:subject>
    <dc:title>How Does CVE-2023-24998 Impact ESAPI?</dc:title>
    <dc:date>2023-04-07T23:56:28.767122694</dc:date>
    <dc:creator>Kevin Wall</dc:creator>
    <meta:document-statistic meta:table-count="3" meta:image-count="0" meta:object-count="0" meta:page-count="8" meta:paragraph-count="126" meta:word-count="2887" meta:character-count="18714" meta:non-whitespace-character-count="15863"/>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